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1.86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o11_s11__MAX_conf_ma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NE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LM</text:p>
          </table:table-cell>
          <table:table-cell office:value-type="string" calcext:value-type="string">
            <text:p>PLSR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T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S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12" table:number-rows-spanned="1">
            <text:p>Confusion matrix for baseline: maximum Kappa</text:p>
          </table:table-cell>
          <table:covered-table-cell table:number-columns-repeated="11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5:05:44.366175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05:52.664738522</dc:date>
    <meta:editing-duration>PT1M18S</meta:editing-duration>
    <meta:editing-cycles>2</meta:editing-cycles>
    <meta:generator>LibreOffice/5.1.6.2$Linux_X86_64 LibreOffice_project/10m0$Build-2</meta:generator>
    <meta:document-statistic meta:table-count="1" meta:cell-count="145" meta:object-count="0"/>
  </office:meta>
</office:document-meta>
</file>